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Title">
      <style:paragraph-properties fo:text-align="start" style:justify-single-word="false"/>
    </style:style>
    <style:style style:name="P2" style:family="paragraph" style:parent-style-name="Heading_20_2">
      <style:text-properties officeooo:paragraph-rsid="00206e35"/>
    </style:style>
    <style:style style:name="P3" style:family="paragraph" style:parent-style-name="Standard" style:list-style-name="L2"/>
    <style:style style:name="P4" style:family="paragraph" style:parent-style-name="Standard">
      <style:paragraph-properties fo:margin-left="1.251cm" fo:text-indent="0cm" style:auto-text-indent="false"/>
    </style:style>
    <style:style style:name="P5" style:family="paragraph" style:parent-style-name="Standard">
      <style:text-properties officeooo:paragraph-rsid="0016e23e"/>
    </style:style>
    <style:style style:name="P6" style:family="paragraph" style:parent-style-name="Standard">
      <style:text-properties officeooo:paragraph-rsid="0017899b"/>
    </style:style>
    <style:style style:name="P7" style:family="paragraph" style:parent-style-name="Standard">
      <style:text-properties officeooo:paragraph-rsid="0019567a"/>
    </style:style>
    <style:style style:name="P8" style:family="paragraph" style:parent-style-name="Standard">
      <style:text-properties officeooo:paragraph-rsid="001c496b"/>
    </style:style>
    <style:style style:name="P9" style:family="paragraph" style:parent-style-name="Standard">
      <style:text-properties fo:font-weight="bold" style:font-weight-asian="bold" style:font-weight-complex="bold"/>
    </style:style>
    <style:style style:name="P10" style:family="paragraph" style:parent-style-name="Standard" style:list-style-name="L3"/>
    <style:style style:name="P11" style:family="paragraph" style:parent-style-name="Standard" style:list-style-name="L4"/>
    <style:style style:name="P12" style:family="paragraph" style:parent-style-name="Text_20_body">
      <style:text-properties officeooo:rsid="001d39c7" officeooo:paragraph-rsid="001d39c7"/>
    </style:style>
    <style:style style:name="P13" style:family="paragraph" style:parent-style-name="Text_20_body" style:list-style-name="L5">
      <style:text-properties officeooo:paragraph-rsid="00206e35"/>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d39c7"/>
    </style:style>
    <style:style style:name="T3" style:family="text">
      <style:text-properties fo:font-weight="bold" style:font-weight-asian="bold" style:font-weight-complex="bold"/>
    </style:style>
    <style:style style:name="T4" style:family="text">
      <style:text-properties officeooo:rsid="0017899b"/>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officeooo:rsid="001d39c7"/>
    </style:style>
    <style:style style:name="T8" style:family="text">
      <style:text-properties officeooo:rsid="001c496b"/>
    </style:style>
    <style:style style:name="T9" style:family="text">
      <style:text-properties officeooo:rsid="001d39c7"/>
    </style:style>
    <style:style style:name="T10" style:family="text">
      <style:text-properties officeooo:rsid="001ebdcb"/>
    </style:style>
    <style:style style:name="T11" style:family="text">
      <style:text-properties officeooo:rsid="00206e3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h</text:span><text:bookmark-start text:name="__DdeLink__2_2076927616"/>olaMundoRPM</text:p>
      <text:p text:style-name="Standard"/>
      <text:p text:style-name="Standard">El proyecto "holaMundoRPM" es un proyecto ejemplo de como empaquetar un programa como holaMundoRPM.c en RPM.</text:p>
      <text:p text:style-name="Standard"/>
      <text:h text:style-name="Heading_20_2" text:outline-level="2">Creación del RPM:</text:h>
      <text:p text:style-name="Standard">Para crear un RPM se requieren los siguientes pasos:</text:p>
      <text:p text:style-name="Standard"/>
      <text:list text:style-name="L2">
        <text:list-item>
          <text:p text:style-name="P3">Instalar la herramienta rpmdevtools.</text:p>
        </text:list-item>
      </text:list>
      <text:p text:style-name="P4">$ sudo urpmi rpmdevtools</text:p>
      <text:list text:continue-numbering="true" text:style-name="L2">
        <text:list-item>
          <text:p text:style-name="P3">Ejecutar el comando rpmdev-setuptree, este comando crea la estructura para la construcción del archivo RPM.</text:p>
        </text:list-item>
      </text:list>
      <text:p text:style-name="P4">$ rpmdev-setuptree</text:p>
      <text:p text:style-name="P4"/>
      <text:p text:style-name="P4">Al finalizar, se abra creado la siguiente estructura:</text:p>
      <text:p text:style-name="P4">/home/user/rpmbuild/</text:p>
      <text:p text:style-name="P4">├── BUILD</text:p>
      <text:p text:style-name="P4">├── BUILDROOT</text:p>
      <text:p text:style-name="P4">├── RPMS</text:p>
      <text:p text:style-name="P4">├── SOURCES</text:p>
      <text:p text:style-name="P4">├── SPECS</text:p>
      <text:p text:style-name="P4">└── SRPMS</text:p>
      <text:p text:style-name="P4"/>
      <text:p text:style-name="P4">SOURCES: Aquí se pone el código fuente o archivos que quieras empaquetar, un archivo .tar.gz.</text:p>
      <text:p text:style-name="P4">SPECS: Aquí se pone el archivo .spec.</text:p>
      <text:p text:style-name="P4">BUILD: Lugar temporal para compilar.</text:p>
      <text:p text:style-name="P4">RPMS: Aquí se guardarán los archivos RPM construidos.</text:p>
      <text:p text:style-name="P4">SRPMS: Aquí se guardan los paquetes fuente RPM construidos.</text:p>
      <text:list text:continue-numbering="true" text:style-name="L2">
        <text:list-item>
          <text:p text:style-name="P3">Ejecutar el comando rpmdev-newspec holaMundoRPM</text:p>
        </text:list-item>
      </text:list>
      <text:p text:style-name="P4">$ rpmdev-newspec ~/rpmbuild/SPECS/holaMundoRPM</text:p>
      <text:p text:style-name="P4"/>
      <text:p text:style-name="P4">Este comando crea el archivo holaMundoRPM.spec en el directorio ~/rpmbuild/SPECS/, el cual modificaremos según nuestras necesidades.</text:p>
      <text:list text:continue-numbering="true" text:style-name="L2">
        <text:list-item>
          <text:p text:style-name="P3">Modificar el archivo ~/rpmbuild/SPECS/holaMundoRPM.spec con los datos de nuestra aplicación.</text:p>
        </text:list-item>
        <text:list-item>
          <text:p text:style-name="P3">Ejecutar el comando:</text:p>
        </text:list-item>
      </text:list>
      <text:p text:style-name="P4">$ rpmbuild -ba ~/rpmbuild/SPECS/holaMundoRPM.spec</text:p>
      <text:p text:style-name="P4"/>
      <text:p text:style-name="P4">Este comando realiza todo el proceso de creación del RPM.</text:p>
      <text:p text:style-name="P4"/>
      <text:p text:style-name="Standard"/>
      <text:h text:style-name="Heading_20_2" text:outline-level="2"><text:soft-page-break/>Conformación del guion del archivo holaMundoRPM.spec:</text:h>
      <text:p text:style-name="Standard"/>
      <text:p text:style-name="Standard">Este archivo hay que ubicarlo en ~/rpmbuild/SPECS.</text:p>
      <text:p text:style-name="Standard"/>
      <text:p text:style-name="Standard"><text:span text:style-name="T3">Name: holaMundoRPM :</text:span> El <text:s/>nombre contiene el nombre del paquete no debé contener versión.</text:p>
      <text:p text:style-name="Standard"><text:span text:style-name="T3">Version: 1.0.0 :</text:span> La versión contiene la versión de la aplicación.</text:p>
      <text:p text:style-name="P5"><text:span text:style-name="T3">Release: 1%{?dist} :</text:span> Release se refiere a la versión de "release" del paquete y el marcador %{?dist}<text:tab/><text:tab/><text:tab/><text:tab/>agrega automáticamente un sufijo de distribución dependiendo de la plataforma<text:tab/><text:tab/><text:tab/><text:tab/>en la que se esté construyendo el paquete.</text:p>
      <text:p text:style-name="P5"><text:tab/><text:tab/><text:tab/><text:span text:style-name="T3">1:</text:span> Es el número de release de este paquete. Se incrementa cada vez que haces<text:tab/><text:tab/><text:tab/><text:tab/> <text:s text:c="3"/>cambios en el paquete pero no en la versión del software. Por ejemplo, si <text:tab/><text:tab/><text:tab/><text:tab/> <text:s text:c="3"/>lanzas varias versiones del paquete disableSS 0.1, podrías incrementar este<text:tab/><text:tab/><text:tab/><text:tab/> <text:s text:c="3"/>número a 2, 3, etc., cuando actualices el empaquetado o ajustes menores.</text:p>
      <text:p text:style-name="Standard"/>
      <text:p text:style-name="Standard"><text:tab/><text:tab/><text:tab/><text:span text:style-name="T3">%{?dist}:</text:span> Es un macro de RPM que inserta automáticamente una etiqueta de<text:tab/><text:tab/><text:tab/><text:tab/><text:tab/> <text:s text:c="5"/>distribución (por ejemplo, .fc38 en Fedora 38 o .el8 en CentOS 8).<text:tab/><text:tab/><text:tab/><text:tab/><text:tab/> <text:s text:c="5"/>Esto permite identificar rápidamente el sistema operativo o<text:tab/><text:tab/><text:tab/><text:tab/><text:tab/><text:tab/> <text:s text:c="5"/>distribución para el que fue construido el paquete. Si el macro <text:tab/><text:tab/><text:tab/><text:tab/><text:tab/><text:tab/> <text:s text:c="5"/>%{?dist} no está definido, simplemente no se añade nada.</text:p>
      <text:p text:style-name="Standard"><text:span text:style-name="T3">Summary: ... :</text:span> Resumen breve (&lt; 70 caracteres) del paquete.</text:p>
      <text:p text:style-name="Standard"><text:span text:style-name="T3">License: GPLv3 :</text:span> Resumen breve (&lt; 70 caracteres) de la licencia del paquete. Por ejemplo: Licencia:<text:tab/><text:tab/><text:tab/> <text:s text:c="6"/>GPLv3</text:p>
      <text:p text:style-name="P6"><text:span text:style-name="T3">URL: https://...:</text:span> URL que proporciona más información sobre el paquete, normalmente un sitio web.</text:p>
      <text:p text:style-name="P6"><text:span text:style-name="T3">Source0: %{name}-%{version}.tar.gz:</text:span> Archivo donde se encuentran las fuentes del proyecto se<text:tab/><text:tab/><text:tab/><text:tab/><text:tab/><text:tab/> <text:s text:c="6"/>construye con la información {Nombre} y {Version}<text:tab/><text:tab/><text:tab/><text:tab/><text:tab/><text:tab/><text:tab/> <text:s text:c="6"/>proporcionados anteriormente. este archivo deberá ser<text:tab/><text:tab/><text:tab/><text:tab/><text:tab/><text:tab/><text:tab/> <text:s text:c="6"/>construido con los archivos del proyecto dentro de un<text:tab/><text:tab/><text:tab/><text:tab/><text:tab/><text:tab/><text:tab/> <text:s text:c="6"/>directorio con el nombre del proyecto un guión y la versión,<text:tab/><text:tab/><text:tab/><text:tab/><text:tab/><text:tab/> <text:s text:c="6"/>en el caso de holaMundoRPM la versión es la 1.0.0 por lo que<text:tab/><text:tab/><text:tab/><text:tab/><text:tab/> <text:s text:c="6"/>el archivo .tar.gz se puede construir como sigue:</text:p>
      <text:p text:style-name="Standard"/>
      <text:p text:style-name="Standard"><text:tab/>$ tar -czvf ~/rpmbuild/SOURCES/holaMundoRPM-1.0.0.tar.gz holaMundoRPM-1.0.0/</text:p>
      <text:p text:style-name="Standard"/>
      <text:p text:style-name="Standard"><text:tab/><text:tab/>- Donde holaMundo-1.0.0/ es el directorio que contiene los archivos del proyecto.</text:p>
      <text:p text:style-name="Standard"><text:tab/><text:tab/>- El nombre del archivo .tar.gz debe incluir también el nombre y la versión, en este caso<text:tab/><text:tab/><text:tab/> <text:s text:c="2"/>holaMundoRPM-1.0.0.tar.gz.</text:p>
      <text:p text:style-name="Standard"><text:tab/><text:tab/>- Como se observa en la instrucción, al decirle a tar que construya el comprimido,<text:tab/><text:tab/><text:tab/> <text:s text:c="2"/>también se le instruye para que de una vez lo posicione en su directori<text:span text:style-name="T4">o <text:tab/><text:tab/><text:tab/><text:tab/><text:tab/> <text:s text:c="2"/></text:span>correspondiente ~/rpmbuild/SOURCES</text:p>
      <text:p text:style-name="Standard"><text:span text:style-name="T3">BuildRequires: <text:s/>gcc:</text:span> Esta línea indica las dependencias necesarias para compilar el paquete. En este<text:tab/><text:tab/><text:tab/><text:tab/>caso solo necesita de gcc.</text:p>
      <text:p text:style-name="Standard"><text:span text:style-name="T3">Requires: glibc:</text:span> Esta línea indica las dependencias necesarias para ejecutar el paquete. En el caso de<text:tab/><text:tab/><text:tab/> <text:s text:c="4"/>holaMundoRPM solo requiere gibc.</text:p>
      <text:p text:style-name="Standard"><text:span text:style-name="T3">BuildArch: x86_64:</text:span> No es necesaria para este proyecto, incluido por completitud. Especifica la<text:tab/><text:tab/><text:tab/> <text:s text:c="10"/>arquitectura en la que se ejecutará el paquete binario resultante. Normalmente se<text:tab/><text:tab/><text:tab/> <text:s text:c="10"/>trata de una arquitectura de CPU como sparc, i386. La cadena 'noarch' está<text:tab/><text:tab/><text:tab/> <text:s text:c="10"/>reservada para especificar que el paquete binario resultante es independiente de la<text:soft-page-break/><text:tab/><text:tab/> <text:s text:c="11"/>plataforma. Los paquetes típicos independientes de la plataforma son los<text:tab/><text:tab/><text:tab/><text:tab/> <text:s text:c="11"/>paquetes html, perl, python, java y ps.</text:p>
      <text:p text:style-name="Standard"/>
      <text:p text:style-name="P6"><text:span text:style-name="T3">%description: <text:s text:c="3"/></text:span><text:s/>%description es texto en formato libre, pero hay dos cosas a tener en cuenta. El <text:span text:style-name="T3">Programa…<text:tab/> <text:s text:c="5"/></text:span>primero se refiere al reformateo. Las líneas que comienzan con espacios en blanco se<text:tab/><text:tab/> <text:s text:c="5"/>consideran "preformateadas" y se dejarán como están. Las líneas adyacentes sin<text:tab/><text:tab/><text:tab/> <text:s text:c="5"/>espacios en blanco iniciales se consideran un solo párrafo y pueden estar sujetas a<text:tab/><text:tab/><text:tab/> <text:s text:c="5"/>formato mediante glint u otra herramienta RPM.</text:p>
      <text:p text:style-name="P6"><text:span text:style-name="T3">%prep:</text:span> <text:s text:c="17"/>Esta directiva marca el inicio de la sección "prepare" en el proceso de construcción <text:span text:style-name="T3">%setup -q <text:tab/> <text:s text:c="6"/></text:span><text:span text:style-name="T5">del </text:span>RPM. Aquí se colocan los comandos necesarios para preparar el entorno de<text:tab/><text:tab/><text:tab/> <text:s text:c="6"/>compilación, como la extracción del código fuente.</text:p>
      <text:p text:style-name="Standard"><text:tab/><text:tab/> <text:s text:c="6"/><text:span text:style-name="T3">%setup -q</text:span>, Este comando dentro de la sección %prep descomprime y extrae el<text:tab/><text:tab/><text:tab/> <text:s text:c="6"/>archivo de origen (Source0). La opción -q suprime la mayoría de los mensajes de<text:tab/><text:tab/><text:tab/> <text:s text:c="6"/>salida para hacer el proceso menos verboso. Básicamente, este comando extrae el<text:tab/><text:tab/><text:tab/> <text:s text:c="6"/>archivo fuente holaMundoRPM.tar.gz en un directorio de trabajo temporal para que<text:tab/><text:tab/><text:tab/><text:span text:style-name="T6"> <text:s text:c="6"/></text:span>el sistema de compilación pueda acceder a los archivos.</text:p>
      <text:p text:style-name="P7"><text:span text:style-name="T3">%build:</text:span> <text:tab/><text:tab/><text:tab/> <text:s text:c="6"/>Esta sección indica el inicio del proceso de construcción del paquete.</text:p>
      <text:p text:style-name="Standard"><text:span text:style-name="T3">gcc ... <text:s/>-o %{name} %{name}.c</text:span> <text:s/>Todo lo que está dentro de esta sección se utiliza para compilar el<text:tab/><text:tab/><text:tab/><text:tab/><text:tab/> <text:s text:c="7"/>código fuente y generar el ejecutable.</text:p>
      <text:p text:style-name="P8"><text:span text:style-name="T3">%install:<text:tab/><text:tab/><text:tab/><text:tab/><text:tab/><text:tab/> <text:s text:c="3"/></text:span>En %install, el diseño de instalación del software</text:p>
      <text:p text:style-name="P8"><text:span text:style-name="T3">mkdir -p $RPM_BUILD_ROOT%{_bindir}<text:tab/> <text:s text:c="3"/></text:span><text:span text:style-name="T5">se </text:span>prepara creando la estructura de directorio</text:p>
      <text:p text:style-name="P8"><text:span text:style-name="T3">install -m 755 %{name} %{buildroot}%{_bindir} <text:s/></text:span>necesaria en un directorio "raíz de compilación"<text:tab/><text:tab/><text:tab/><text:tab/><text:tab/><text:tab/><text:tab/><text:tab/> <text:s text:c="3"/>inicialmente vacío y copiando el software recién<text:tab/><text:tab/><text:tab/><text:tab/><text:tab/><text:tab/><text:tab/><text:tab/> <text:s text:c="3"/>creado allí en los lugares apropiados. <text:tab/><text:tab/><text:tab/><text:tab/><text:tab/><text:tab/><text:tab/><text:tab/><text:tab/> <text:s text:c="3"/>Básicamente se crea una estructura de como<text:tab/><text:tab/><text:tab/><text:tab/><text:tab/><text:tab/><text:tab/><text:tab/> <text:s text:c="3"/>quedará instalada la aplicación siendo<text:tab/><text:tab/><text:tab/><text:tab/><text:tab/><text:tab/><text:tab/><text:tab/><text:tab/> <text:s text:c="3"/>$RPM_BUILD_ROOT <text:tab/><text:tab/><text:tab/><text:tab/><text:tab/><text:tab/><text:tab/><text:tab/><text:tab/><text:tab/><text:tab/> <text:s text:c="3"/>(~/rpmbuild/BUILDROOT) la raíz del sistema.<text:tab/><text:tab/><text:tab/><text:tab/><text:tab/><text:tab/><text:tab/><text:tab/> <text:s text:c="3"/>El comando install es similar a cp, pero con<text:tab/><text:tab/><text:tab/><text:tab/><text:tab/><text:tab/><text:tab/><text:tab/> <text:s text:c="3"/>funcionalidades adicionales. En este caso, lo que<text:tab/><text:tab/><text:tab/><text:tab/><text:tab/><text:tab/><text:tab/><text:tab/> <text:s text:c="3"/>hace es copiar un archivo con permisos<text:tab/><text:tab/><text:tab/><text:tab/><text:tab/><text:tab/><text:tab/><text:tab/><text:tab/> <text:s text:c="3"/>específicos. Si no lo conoces, te recomiendo te<text:tab/><text:tab/><text:tab/><text:tab/><text:tab/><text:tab/><text:tab/><text:tab/> <text:s text:c="3"/>familiarices con el: man install.</text:p>
      <text:p text:style-name="P8"><text:span text:style-name="T3">%files:<text:tab/><text:tab/><text:tab/>%files</text:span> especifica qué archivos se van a incluir en el paquete RPM y</text:p>
      <text:p text:style-name="P8"><text:span text:style-name="T3">%{_bindir}/%{name}<text:tab/></text:span>dónde deben instalarse en el sistema cuando el paquete se instale. Aquí</text:p>
      <text:p text:style-name="P8"><text:span text:style-name="T3">%license docs/GPLv3.txt<text:tab/></text:span>incluyen otros documentos (%doc docs/Readme.md), licencias (%licence<text:tab/><text:tab/><text:tab/><text:tab/><text:tab/> docs/GPLv3.txt), paginas man (%{_mandir}/man1/disableSS.1*), etc.</text:p>
      <text:p text:style-name="P8"><text:span text:style-name="T3">%changelog:</text:span><text:tab/><text:tab/><text:tab/> <text:s text:c="2"/>La sección <text:span text:style-name="T3">%changelog</text:span> es el registro de cambios, lleva un formato fijo</text:p>
      <text:p text:style-name="P8"><text:span text:style-name="T3">Wed ... – 1.0.0-1<text:tab/><text:tab/> <text:s text:c="2"/></text:span>(en ingles), revisar el archivo holaMundoRPM.spec. Esta información</text:p>
      <text:p text:style-name="P8"><text:span text:style-name="T3">Release de holaMundoRPM <text:s text:c="2"/></text:span><text:span text:style-name="T8">es </text:span>estatica, no se deben usar macros, rpmlint marca advertencia si se<text:tab/><text:tab/><text:tab/><text:tab/><text:tab/> <text:s text:c="3"/>usan macros, aunque de todas formas generá elos RPMs, la última línea<text:tab/><text:tab/><text:tab/><text:tab/> <text:s text:c="3"/>es información generica del release.</text:p>
      <text:p text:style-name="Standard"/>
      <text:h text:style-name="Heading_20_2" text:outline-level="2"><text:span text:style-name="T9">C</text:span>onstruir el/los RPMs:</text:h>
      <text:p text:style-name="P12">Ejecutar la siguiente orden:</text:p>
      <text:p text:style-name="Standard"><text:tab/>rpmbuild -ba ~/rpmbuild/SPECS/holaMundoRPM.spec</text:p>
      <text:p text:style-name="Standard"><text:s text:c="4"/></text:p>
      <text:p text:style-name="Standard"><text:soft-page-break/>Al finalizar, si no hubo errores, encontraremos los siguientes RPMS:</text:p>
      <text:p text:style-name="Standard"><text:tab/>~/rpmbuild/SRPMS/holaMundoRPM-1.0.0-1.mga9.src.rpm</text:p>
      <text:p text:style-name="Standard"><text:tab/>~/rpmbuild/RPMS/x86_64/holaMundoRPM-1.0.0-1.mga9.x86_64.rpm</text:p>
      <text:p text:style-name="Standard"/>
      <text:p text:style-name="Standard"/>
      <text:h text:style-name="Heading_20_2" text:outline-level="2">holaMundoRPM.spec:</text:h>
      <text:p text:style-name="Standard">El archivo holaMundoRPM.spec es un <text:span text:style-name="T6">gui</text:span><text:span text:style-name="T7">o</text:span><text:span text:style-name="T6">n</text:span> de construcción con una optimización ligera/media con información de depuración. Esta es la recomendación de compilación para la distribución RPM.</text:p>
      <text:p text:style-name="Standard"/>
      <text:p text:style-name="Standard">La instrucción de compilación es la siguiente:</text:p>
      <text:p text:style-name="Standard"/>
      <text:p text:style-name="Standard">gcc -O2 -g -fno-omit-frame-pointer -mtune=generic -fstack-protector-strong -D_FORTIFY_SOURCE=2 -pie -fPIE -Wall -Werror -Wl,--as-needed -o %{name} %{name}.c</text:p>
      <text:p text:style-name="Standard"/>
      <text:p text:style-name="P9">Las banderas activas son las siguientes:</text:p>
      <text:p text:style-name="Standard"/>
      <text:list text:style-name="L3">
        <text:list-item>
          <text:p text:style-name="P10">-O2: Esta opción aplica optimizaciones comunes sin aumentar demasiado el tiempo de compilación ni comprometer la depuración. Es la opción recomendada para compilaciones de distribución.</text:p>
        </text:list-item>
        <text:list-item>
          <text:p text:style-name="P10">-g: Incluye información básica de depuración en el binario, que luego puede separarse en archivos de depuración independientes.</text:p>
        </text:list-item>
        <text:list-item>
          <text:p text:style-name="P10">-fno-omit-frame-pointer: No omite el puntero de marco, lo que facilita la depuración y el análisis post-mortem (core dumps). </text:p>
        </text:list-item>
        <text:list-item>
          <text:p text:style-name="P10">-mtune=generic: Generar un código optimizado para una amplia gama de CPUs.</text:p>
        </text:list-item>
        <text:list-item>
          <text:p text:style-name="P10">-fstack-protector-strong: Añade protecciones contra desbordamiento de pila, mejorando la seguridad del programa.</text:p>
        </text:list-item>
        <text:list-item>
          <text:p text:style-name="P10">-D_FORTIFY_SOURCE=2: Activa algunas optimizaciones adicionales en funciones estándar de C para mejorar la seguridad. Es ampliamente usado en distribuciones Linux.</text:p>
        </text:list-item>
        <text:list-item>
          <text:p text:style-name="P10">-pie -fPIE: Para generar un ejecutable independiente de la posición, útil para mejorar la seguridad al usar Address Space Layout Randomization (ASLR).</text:p>
        </text:list-item>
        <text:list-item>
          <text:p text:style-name="P10">-Wall: Activa un conjunto de advertencias que pueden ayudar a identificar posibles errores o malas prácticas en el código.</text:p>
        </text:list-item>
        <text:list-item>
          <text:p text:style-name="P10">-Werror: Convierte todas las advertencias en errores. Esto significa que si el compilador encuentra algo que normalmente advertiría, fallará la compilación.</text:p>
        </text:list-item>
        <text:list-item>
          <text:p text:style-name="P10">-Wl,--as-needed: Es una opción que se pasa al enlazador (ld) y le indica que solo incluya en el ejecutable las bibliotecas que realmente se utilizan, evitando dependencias innecesarias.</text:p>
        </text:list-item>
      </text:list>
      <text:p text:style-name="Standard"/>
      <text:p text:style-name="Standard"/>
      <text:h text:style-name="Heading_20_2" text:outline-level="2">holaMundoRPMNoDebug.spec:</text:h>
      <text:p text:style-name="Standard">El archivo holaMundoRPMNoDebug.spec es un guión de construcción con una optimización para generar una versión de release, sin debug y optimizado al máximo.</text:p>
      <text:p text:style-name="Standard"/>
      <text:p text:style-name="Standard">La instrucción de compilación es la siguiente:</text:p>
      <text:p text:style-name="Standard"/>
      <text:p text:style-name="Standard">gcc -Wall -Werror -Wl,--as-needed -O3 -g0 -s -march=native -flto -o %{name} %{name}.c</text:p>
      <text:p text:style-name="Standard"/>
      <text:p text:style-name="P9"><text:soft-page-break/>Las banderas activas son las siguientes:</text:p>
      <text:p text:style-name="Standard"/>
      <text:list text:style-name="L4">
        <text:list-item>
          <text:p text:style-name="P11">-Wall: Activa un conjunto de advertencias que pueden ayudar a identificar posibles errores o malas prácticas en el código.</text:p>
        </text:list-item>
        <text:list-item>
          <text:p text:style-name="P11">-Werror: Convierte todas las advertencias en errores. Esto significa que si el compilador encuentra algo que normalmente advertiría, fallará la compilación.</text:p>
        </text:list-item>
        <text:list-item>
          <text:p text:style-name="P11">-Wl,--as-needed: Es una opción que se pasa al enlazador (ld) y le indica que solo incluya en el ejecutable las bibliotecas que realmente se utilizan, evitando dependencias innecesarias.</text:p>
        </text:list-item>
        <text:list-item>
          <text:p text:style-name="P11">-O3: Aplica la optimización más agresiva disponible en gcc, lo que mejora el rendimiento del programa.</text:p>
        </text:list-item>
        <text:list-item>
          <text:p text:style-name="P11">-g0: Elimina toda información de depuración.</text:p>
        </text:list-item>
        <text:list-item>
          <text:p text:style-name="P11">-s: Eliminar código no usado, quita símbolos de depuración y minimizar el tamaño del ejecutable, eliminando secciones innecesarias.</text:p>
        </text:list-item>
        <text:list-item>
          <text:p text:style-name="P11">-march=native: Compila el código optimizado para la arquitectura de la CPU donde se está ejecutando la compilación, esta opción hay que usarla con cuidado, ya que que puede causar problemas en otros sistemas, por haber optimizado para la arquitectura de la CPU donde se está ejecutando la compilación.</text:p>
        </text:list-item>
        <text:list-item>
          <text:p text:style-name="P11">-flto: Usa la optimización de tiempo de enlace (Link Time Optimization) para hacer una optimización global entre los módulos del programa.</text:p>
        </text:list-item>
        <text:list-item>
          <text:p text:style-name="P11"/>
        </text:list-item>
      </text:list>
      <text:p text:style-name="Standard">El archivo spec holaMundoRPMNoDebug.spec, este guión de construcción de RPM incluye la directiva:</text:p>
      <text:p text:style-name="Standard"/>
      <text:p text:style-name="Standard">%global debug_package %{nil}</text:p>
      <text:p text:style-name="Standard"/>
      <text:p text:style-name="Standard">La cual le dice al sistema de construcción RPM que no cree el subpaquete debuginfo, por lo que el ejecutable no deberá incluir información de depuración, es útil cuando el release esta optimizado al máximo para eficiencia en velocidad y tamaño, lo cual no incluye información de depuración, el archivo holaMundoRPMNoDebug.spec esta optimizado al máximo.</text:p>
      <text:p text:style-name="Standard"/>
      <text:h text:style-name="P2" text:outline-level="2"><text:bookmark-start text:name="__DdeLink__6_2076927616"/>Requisitos:</text:h>
      <text:list text:style-name="L5">
        <text:list-item>
          <text:p text:style-name="P13"><text:span text:style-name="T11">gcc</text:span></text:p>
        </text:list-item>
      </text:list>
      <text:p text:style-name="Standard"/>
      <text:h text:style-name="Heading_20_2" text:outline-level="2">Licencia</text:h>
      <text:p text:style-name="P14"><text:bookmark text:name="user-content-licencia"/>Este proyecto está licenciado bajo la <text:span text:style-name="Strong_20_Emphasis">GPLv3</text:span> (GNU General Public License, versión 3). Esto significa que:</text:p>
      <text:list text:style-name="L6">
        <text:list-item>
          <text:p text:style-name="P16">Puedes utilizar, modificar y distribuir este software siempre que lo hagas bajo los mismos términos de la <text:span text:style-name="Strong_20_Emphasis">GPLv3</text:span>. </text:p>
        </text:list-item>
        <text:list-item>
          <text:p text:style-name="P16">Cualquier modificación que hagas al código fuente y distribuyas también debe ser publicada bajo la <text:span text:style-name="Strong_20_Emphasis">GPLv3</text:span>. </text:p>
        </text:list-item>
        <text:list-item>
          <text:p text:style-name="P15">El código fuente completo debe estar disponible para cualquier usuario que reciba una copia del programa. </text:p>
        </text:list-item>
      </text:list>
      <text:p text:style-name="Text_20_body"><text:soft-page-break/>Puedes encontrar una copia completa en el archivo <text:span text:style-name="Source_20_Text"><text:span text:style-name="T11">GPLv3.txt</text:span></text:span> de este repositorio o en <text:a xlink:type="simple" xlink:href="https://www.gnu.org/licenses/gpl-3.0.html" text:style-name="Internet_20_link" text:visited-style-name="Visited_20_Internet_20_Link">https://www.gnu.org/licenses/gpl-3.0.html</text:a>.<text:bookmark-end text:name="__DdeLink__6_2076927616"/></text:p>
      <text:p text:style-name="Standard"/>
      <text:p text:style-name="Standard">Víctor Emmanuel Rivero Alonzo</text:p>
      <text:p text:style-name="Standard">2024/10/09<text:bookmark-end text:name="__DdeLink__2_20769276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21:38:31.938875379</meta:creation-date>
    <dc:date>2024-10-09T22:24:38.343218100</dc:date>
    <meta:editing-duration>PT24M18S</meta:editing-duration>
    <meta:editing-cycles>7</meta:editing-cycles>
    <meta:generator>LibreOffice/24.2.5.2$Linux_X86_64 LibreOffice_project/420$Build-2</meta:generator>
    <meta:document-statistic meta:table-count="0" meta:image-count="0" meta:object-count="0" meta:page-count="6" meta:paragraph-count="109" meta:word-count="1703" meta:character-count="12122" meta:non-whitespace-character-count="9970"/>
  </office:meta>
</office:document-meta>
</file>